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1.505cm" svg:height="1.277cm" svg:x="9.747cm" svg:y="5.066cm">
          <text:p text:style-name="P1">if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2.911cm" svg:height="1.231cm" svg:x="11.826cm" svg:y="5.089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96cm" svg:height="1.277cm" svg:x="6.82cm" svg:y="7.574cm">
          <text:p text:style-name="P1">whil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4" draw:layer="layout" svg:width="1.96cm" svg:height="1.277cm" svg:x="9.519cm" svg:y="7.574cm">
          <text:p text:style-name="P1">do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4.127cm" svg:height="1.505cm" svg:x="0.979cm" svg:y="2.725cm">
          <text:p text:style-name="P1">Statem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2.737cm" svg:height="1.136cm" svg:x="6.432cm" svg:y="5.136cm">
          <text:p text:style-name="P1">assig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2.006cm" svg:height="1.369cm" svg:x="6.781cm" svg:y="12.77cm">
          <text:p text:style-name="P1">try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2.006cm" svg:height="1.369cm" svg:x="9.496cm" svg:y="12.755cm">
          <text:p text:style-name="P1">throw</text:p>
          <draw:enhanced-geometry svg:viewBox="0 0 21600 21600" draw:type="rectangle" draw:enhanced-path="M 0 0 L 21600 0 21600 21600 0 21600 0 0 Z N"/>
        </draw:custom-shape>
        <draw:custom-shape draw:style-name="gr2" draw:text-style-name="P1" draw:id="id14" draw:layer="layout" svg:width="2.006cm" svg:height="1.03cm" svg:x="2.146cm" svg:y="5.188cm"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2.153cm" svg:height="1.369cm" svg:x="6.724cm" svg:y="10.005cm">
          <text:p text:style-name="P1">return</text:p>
          <draw:enhanced-geometry svg:viewBox="0 0 21600 21600" draw:type="rectangle" draw:enhanced-path="M 0 0 L 21600 0 21600 21600 0 21600 0 0 Z N"/>
        </draw:custom-shape>
        <draw:custom-shape draw:style-name="gr3" draw:text-style-name="P1" draw:id="id19" draw:layer="layout" svg:width="2.495cm" svg:height="1.369cm" svg:x="9.252cm" svg:y="10.005cm">
          <text:p text:style-name="P1">append</text:p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2.006cm" svg:height="1.369cm" svg:x="14.946cm" svg:y="10.005cm">
          <text:p text:style-name="P1">fail</text:p>
          <draw:enhanced-geometry svg:viewBox="0 0 21600 21600" draw:type="rectangle" draw:enhanced-path="M 0 0 L 21600 0 21600 21600 0 21600 0 0 Z N"/>
        </draw:custom-shape>
        <draw:custom-shape draw:style-name="gr3" draw:text-style-name="P1" draw:id="id17" draw:layer="layout" svg:width="2.006cm" svg:height="1.369cm" svg:x="6.797cm" svg:y="15.061cm">
          <text:p text:style-name="P1">solv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.731cm" svg:height="1.316cm" svg:x="12.416cm" svg:y="7.554cm">
          <text:p text:style-name="P1">fo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2.006cm" svg:height="1.369cm" svg:x="12.278cm" svg:y="12.755cm">
          <text:p text:style-name="P1">assert</text:p>
          <draw:enhanced-geometry svg:viewBox="0 0 21600 21600" draw:type="rectangle" draw:enhanced-path="M 0 0 L 21600 0 21600 21600 0 21600 0 0 Z N"/>
        </draw:custom-shape>
        <draw:connector draw:style-name="gr4" draw:id="id6" draw:layer="layout" svg:x1="7.8cm" svg:y1="3.477cm" svg:x2="10.499cm" svg:y2="5.066cm" draw:start-shape="id1" draw:start-glue-point="0" draw:end-shape="id2" draw:end-glue-point="0" svg:d="m7800 3477h2699v1589">
          <text:p/>
        </draw:connector>
        <draw:connector draw:style-name="gr4" draw:layer="layout" draw:line-skew="1.596cm" svg:x1="5.768cm" svg:y1="3.493cm" svg:x2="7.8cm" svg:y2="7.574cm" draw:end-shape="id3" draw:end-glue-point="0" svg:d="m5768 3493v3386h2032v695">
          <text:p/>
        </draw:connector>
        <draw:connector draw:style-name="gr4" draw:layer="layout" draw:line-skew="-0.092cm" svg:x1="7.783cm" svg:y1="6.855cm" svg:x2="10.499cm" svg:y2="7.574cm" draw:end-shape="id4" draw:end-glue-point="0" svg:d="m7783 6855v17h2716v702">
          <text:p/>
        </draw:connector>
        <draw:connector draw:style-name="gr4" draw:layer="layout" draw:line-skew="-0.091cm" svg:x1="10.428cm" svg:y1="6.872cm" svg:x2="13.281cm" svg:y2="7.554cm" draw:end-shape="id5" draw:end-glue-point="0" svg:d="m10428 6872v0h2853v682">
          <text:p/>
        </draw:connector>
        <draw:connector draw:style-name="gr4" draw:layer="layout" svg:x1="10.499cm" svg:y1="3.477cm" svg:x2="13.281cm" svg:y2="5.089cm" draw:start-shape="id6" draw:start-glue-point="0" draw:end-shape="id7" draw:end-glue-point="0" svg:d="m10499 3477h2782v1612">
          <text:p/>
        </draw:connector>
        <draw:connector draw:style-name="gr4" draw:id="id1" draw:layer="layout" svg:x1="5.106cm" svg:y1="3.477cm" svg:x2="7.8cm" svg:y2="5.136cm" draw:start-shape="id8" draw:start-glue-point="1" draw:end-shape="id9" draw:end-glue-point="0" svg:d="m5106 3477h2694v1659">
          <text:p/>
        </draw:connector>
        <draw:connector draw:style-name="gr4" draw:layer="layout" draw:line-skew="1.115cm" svg:x1="5.772cm" svg:y1="6.786cm" svg:x2="7.8cm" svg:y2="10.005cm" draw:end-shape="id10" draw:end-glue-point="0" svg:d="m5772 6786v2474h2028v745">
          <text:p/>
        </draw:connector>
        <draw:connector draw:style-name="gr4" draw:id="id12" draw:layer="layout" draw:line-skew="-0.193cm" svg:x1="7.783cm" svg:y1="11.837cm" svg:x2="10.499cm" svg:y2="12.755cm" draw:end-shape="id11" draw:end-glue-point="0" svg:d="m7783 11837v15h2716v903">
          <text:p/>
        </draw:connector>
        <draw:connector draw:style-name="gr4" draw:id="id20" draw:layer="layout" draw:line-skew="0.734cm 0.632cm" svg:x1="10.499cm" svg:y1="11.852cm" svg:x2="13.281cm" svg:y2="12.755cm" draw:start-shape="id12" draw:start-glue-point="0" draw:end-shape="id13" draw:end-glue-point="0" svg:d="m10499 11852h84v0h2698v903">
          <text:p/>
        </draw:connector>
        <draw:connector draw:style-name="gr4" draw:layer="layout" draw:line-skew="-0.121cm" svg:x1="1.402cm" svg:y1="4.313cm" svg:x2="2.146cm" svg:y2="5.703cm" draw:end-shape="id14" draw:end-glue-point="3" svg:d="m1402 4313h1v1390h743">
          <text:p/>
        </draw:connector>
        <draw:connector draw:style-name="gr4" draw:layer="layout" draw:line-skew="1.117cm" svg:x1="5.765cm" svg:y1="9.187cm" svg:x2="7.784cm" svg:y2="12.77cm" draw:end-shape="id15" draw:end-glue-point="0" svg:d="m5765 9187v2658h2019v925">
          <text:p/>
        </draw:connector>
        <draw:connector draw:style-name="gr4" draw:layer="layout" draw:line-skew="-0.117cm" svg:x1="13.245cm" svg:y1="9.237cm" svg:x2="15.949cm" svg:y2="10.005cm" draw:end-shape="id16" draw:end-glue-point="0" svg:d="m13245 9237v16h2704v752">
          <text:p/>
        </draw:connector>
        <draw:connector draw:style-name="gr4" draw:layer="layout" draw:line-skew="1.269cm" svg:x1="5.771cm" svg:y1="11.805cm" svg:x2="7.8cm" svg:y2="15.061cm" draw:end-shape="id17" draw:end-glue-point="0" svg:d="m5771 11805v2646h2029v610">
          <text:p/>
        </draw:connector>
        <draw:line draw:style-name="gr4" draw:layer="layout" svg:x1="1.685cm" svg:y1="17.514cm" svg:x2="3.738cm" svg:y2="17.514cm">
          <text:p/>
        </draw:line>
        <draw:frame draw:style-name="gr5" draw:layer="layout" svg:width="4.934cm" svg:height="1.025cm" svg:x="4.055cm" svg:y="16.995cm">
          <draw:text-box>
            <text:p>= may-contain</text:p>
          </draw:text-box>
        </draw:frame>
        <draw:connector draw:style-name="gr4" draw:layer="layout" svg:x1="4.152cm" svg:y1="5.703cm" svg:x2="4.63cm" svg:y2="4.234cm" draw:start-shape="id14" draw:start-glue-point="1" svg:d="m4152 5703h501v-1469h-23">
          <text:p/>
        </draw:connector>
        <draw:custom-shape draw:style-name="gr3" draw:text-style-name="P1" draw:id="id18" draw:layer="layout" svg:width="2.006cm" svg:height="1.369cm" svg:x="12.278cm" svg:y="10.005cm">
          <text:p text:style-name="P1">insert</text:p>
          <draw:enhanced-geometry svg:viewBox="0 0 21600 21600" draw:type="rectangle" draw:enhanced-path="M 0 0 L 21600 0 21600 21600 0 21600 0 0 Z N"/>
        </draw:custom-shape>
        <draw:custom-shape draw:style-name="gr1" draw:text-style-name="P1" draw:id="id21" draw:layer="layout" svg:width="2.006cm" svg:height="1.369cm" svg:x="15.317cm" svg:y="12.755cm">
          <text:p text:style-name="P1">test</text:p>
          <draw:enhanced-geometry svg:viewBox="0 0 21600 21600" draw:type="rectangle" draw:enhanced-path="M 0 0 L 21600 0 21600 21600 0 21600 0 0 Z N"/>
        </draw:custom-shape>
        <draw:connector draw:style-name="gr4" draw:layer="layout" draw:line-skew="-0.103cm" svg:x1="10.504cm" svg:y1="9.208cm" svg:x2="13.281cm" svg:y2="10.005cm" draw:end-shape="id18" draw:end-glue-point="0" svg:d="m10504 9208v45h2777v752">
          <text:p/>
        </draw:connector>
        <draw:connector draw:style-name="gr4" draw:layer="layout" draw:line-skew="-0.139cm" svg:x1="7.807cm" svg:y1="9.294cm" svg:x2="10.499cm" svg:y2="10.005cm" draw:end-shape="id19" draw:end-glue-point="0" svg:d="m7807 9294v-34h2692v745">
          <text:p/>
        </draw:connector>
        <draw:connector draw:style-name="gr4" draw:layer="layout" draw:line-skew="0.66cm 0.659cm" svg:x1="13.281cm" svg:y1="11.852cm" svg:x2="16.32cm" svg:y2="12.755cm" draw:start-shape="id20" draw:start-glue-point="0" draw:end-shape="id21" draw:end-glue-point="0" svg:d="m13281 11852h10v0h3029v9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21$Build-9319</meta:generator>
    <meta:creation-date>2003-11-20T08:45:33</meta:creation-date>
    <dc:date>2009-10-11T15:50:44</dc:date>
    <dc:language>en-US</dc:language>
    <meta:editing-cycles>17</meta:editing-cycles>
    <meta:editing-duration>PT03H36M05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